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c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Generative Pre-trained Transformer AI <text:span text:style-name="T1">L</text:span>anguage <text:span text:style-name="T1">M</text:span>odel</text:p>
      <text:p text:style-name="Preformatted_20_Text">My own large language model <text:span text:style-name="T1">based on t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9T14:52:04.171221955</dc:date>
    <meta:editing-duration>PT5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5" meta:character-count="95" meta:non-whitespace-character-count="81"/>
  </office:meta>
</office:document-meta>
</file>